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INOIS : </text:p>
      <text:p text:style-name="Standard">SAMOUSSAS AU BOEUF (5 PIECES) 5,5</text:p>
      <text:p text:style-name="Standard">NEMS POULET (5PIECES) 5,5</text:p>
      <text:p text:style-name="Standard">NEMS CREVETTES (5 PIECES) <text:s/>5,5</text:p>
      <text:p text:style-name="Standard">BEIGNET DE CREVETTE (5 PIECES) 5,90</text:p>
      <text:p text:style-name="Standard">HAKAO (5 PIECES) 5,90</text:p>
      <text:p text:style-name="Standard">BOUCHEE (5 PIECES) 5,90</text:p>
      <text:p text:style-name="Standard">POTAGE PEKINOIS 4,80 </text:p>
      <text:p text:style-name="Standard">SOUPE DE MISO 2,20</text:p>
      <text:p text:style-name="Standard"/>
      <text:p text:style-name="Standard">POULET AUX CHAMPIGNON NOIRS 9,80</text:p>
      <text:p text:style-name="Standard">POULET AUX SATE 9,80</text:p>
      <text:p text:style-name="Standard">POULET AUX CURRY 9,8</text:p>
      <text:p text:style-name="Standard">POULET A LA CITRONELLE 9,80</text:p>
      <text:p text:style-name="Standard">POULET A L'ANANAS 9,80</text:p>
      <text:p text:style-name="Standard">BOEUF AUX CHAMPIGNONS NOIRS 11,80</text:p>
      <text:p text:style-name="Standard">BOEUF AUX SATE 11,80</text:p>
      <text:p text:style-name="Standard">BOEUF A LA SAUCE PIQUANTE 11,80 </text:p>
      <text:p text:style-name="Standard">BOEUF AUX CURRY 11,80</text:p>
      <text:p text:style-name="Standard">BOEUF AU BASILIC THAILANDAIS 11,80 </text:p>
      <text:p text:style-name="Standard">TRAVERS DE PORC A LA SAUCE AIGRE DOUCE 9,80 </text:p>
      <text:p text:style-name="Standard">TRAVERS DE PORC AU SEL ET AU POIVRE 9,80 </text:p>
      <text:p text:style-name="Standard">CREVETTE AUX SEL ET AU POIVRE 13,90 </text:p>
      <text:p text:style-name="Standard">CREVETTE A LA SAUCE PIQUANTE 13,90 </text:p>
      <text:p text:style-name="Standard">CREVETTE AUX GRAINS DE SOJA NOIRS 11,80 </text:p>
      <text:p text:style-name="Standard">CREVETTE AUTEES AUX LEGUMES CHINOIS 11,80 </text:p>
      <text:p text:style-name="Standard">CREVETTE AIGRE DOUCE 11,80 </text:p>
      <text:p text:style-name="Standard">CALAMAR AU SEL ET POIVRE 9,80 </text:p>
      <text:p text:style-name="Standard">FRUIT DE MER SAUTEES AUX LEGUMES CHINOIS 10,50 </text:p>
      <text:p text:style-name="Standard">SAINT JACQUES SAUTEES AU GRAIN DE SOJA NOIRS 15,50 </text:p>
      <text:p text:style-name="Standard">SAINT JACQUE A LA SAUCE L'HUITRE 15,50</text:p>
      <text:p text:style-name="Standard">SAINT JACQUE A LA SAUCE SATE 15,50 </text:p>
      <text:p text:style-name="Standard">CANARD LAQUE 9,80</text:p>
      <text:p text:style-name="Standard">FRUIT DE MER A LA SAUCE SATE 9,80 </text:p>
      <text:p text:style-name="Standard">POISSON A LA SAUCE AIGRE DOUCE 9,80 </text:p>
      <text:p text:style-name="Standard"/>
      <text:p text:style-name="Standard">RIZ CANTONNAI 4,00</text:p>
      <text:p text:style-name="Standard">NOULLE SAUTEE NATURE 5,50</text:p>
      <text:p text:style-name="Standard">RIZ NATURE 1,80 <text:s/></text:p>
      <text:p text:style-name="Standard">NOUILLE SAUTEE AUX BOEUF 6,90 </text:p>
      <text:p text:style-name="Standard">NOUILLE SAUTEE AUX POULET 6,90 </text:p>
      <text:p text:style-name="Standard">NOUILLE SAUTEE AUX FRUIT DE MER 8,90</text:p>
      <text:p text:style-name="Standard"/>
      <text:p text:style-name="Standard">MENU DU CHEF 68,80</text:p>
      <text:p text:style-name="Standard"/>
      <text:p text:style-name="Standard">NEMS AU POULET </text:p>
      <text:p text:style-name="Standard">NEMS AU CREVETTE </text:p>
      <text:p text:style-name="Standard">SAMOUSSAS </text:p>
      <text:p text:style-name="Standard">BEIGNET DE CREVETTE </text:p>
      <text:p text:style-name="Standard">FRUIT DE MER </text:p>
      <text:p text:style-name="Standard">BOEUF A LA SAUCE SATE </text:p>
      <text:p text:style-name="Standard">RIZ CANTONNAIS OU NOUILLE SAUTE </text:p>
      <text:p text:style-name="Standard"><text:soft-page-break/>6P MAKI SAUMON </text:p>
      <text:p text:style-name="Standard">6P CALIFORNIA (SAUMON AVOCAT)</text:p>
      <text:p text:style-name="Standard">2P SUSHI SAUMON </text:p>
      <text:p text:style-name="Standard">2P SUHI CREVETTES</text:p>
      <text:p text:style-name="Standard">2P SUSHI DAURADE </text:p>
      <text:p text:style-name="Standard">2P MAQUEREAU</text:p>
      <text:p text:style-name="Standard">10 TRANCHES DE SASHIMI SAUMON </text:p>
      <text:p text:style-name="Standard">NOUGAT AUS SESAME OU 12 LYCHEE </text:p>
      <text:p text:style-name="Standard"/>
      <text:p text:style-name="Standard">JAPONAIS : </text:p>
      <text:p text:style-name="Standard"/>
      <text:p text:style-name="Standard">2P SUSHI SAUMON 2,80</text:p>
      <text:p text:style-name="Standard">2P SUSHI THON 3,30</text:p>
      <text:p text:style-name="Standard">2P SUSHI DAURADE 3 </text:p>
      <text:p text:style-name="Standard">2P SUSHI CREVETTE 3,30</text:p>
      <text:p text:style-name="Standard">2P SUSHI OMELETTE 2,5</text:p>
      <text:p text:style-name="Standard">2P SUSHI SAUMON AVOCAT 3,30</text:p>
      <text:p text:style-name="Standard">2P SUSHI AVOCAT 2,5</text:p>
      <text:p text:style-name="Standard">2P SUSHI TATARE DE SAUMON 3,5 </text:p>
      <text:p text:style-name="Standard">2P SUSHI TARTARE DE THON 4</text:p>
      <text:p text:style-name="Standard"/>
      <text:p text:style-name="Standard">5P FUTOMAKI CREVETTE CONCOMBRE AVOCAT CHEESE 7 </text:p>
      <text:p text:style-name="Standard">5P FUTOMAKI SAUMON THON AVOCAT CONCOMBRE 7</text:p>
      <text:p text:style-name="Standard">5P FUTOMAKI CREVETTE TEMPURA AVOCAT CONCOMBRE 7,30</text:p>
      <text:p text:style-name="Standard"/>
      <text:p text:style-name="Standard">6P MAKI SAUMON 3,50</text:p>
      <text:p text:style-name="Standard">6P MAKI THON 4</text:p>
      <text:p text:style-name="Standard">6P MAKI AVOCAT 3</text:p>
      <text:p text:style-name="Standard">6P MAKI CONCOMBRE 3</text:p>
      <text:p text:style-name="Standard">6P MAKI CHEESE 3,5</text:p>
      <text:p text:style-name="Standard">6P MAKI TATARE DE SAUMON 4 </text:p>
      <text:p text:style-name="Standard">6P MAKI SAUMON CHEESE 4</text:p>
      <text:p text:style-name="Standard">6P MAKI SAUMON ROLL CONCOMBRE CHEESE 5,5</text:p>
      <text:p text:style-name="Standard">6P MAKI SAUMON ROLL AVOCAT CHEESE 5,5</text:p>
      <text:p text:style-name="Standard">6P MAKI SAUMON ROLL CHEESE 5</text:p>
      <text:p text:style-name="Standard">6P MAKI CEVETTE CONCOMBRE 4,5</text:p>
      <text:p text:style-name="Standard"/>
      <text:p text:style-name="Standard">6P CALIFORNIA SAUMON AVOCAT 4</text:p>
      <text:p text:style-name="Standard">6P CALIFORNIA SURIMI AVOCAT AU SESAME 4</text:p>
      <text:p text:style-name="Standard">6P CALIFORNIA THON AVOCAT 4,5</text:p>
      <text:p text:style-name="Standard">6P CALIFORNIA CREVETTE AVOCAT 4,5</text:p>
      <text:p text:style-name="Standard">6P CALIFORNIA CREVETTE TEMPURA 5,3</text:p>
      <text:p text:style-name="Standard">6P CALIFORNIA SMILE ROLLS (AVOCAT CONCOMBRE CHEESE OEUF DE SAUMON) 6</text:p>
      <text:p text:style-name="Standard">6P GALETTE ROLLS AU SAUMON 5</text:p>
      <text:p text:style-name="Standard">6P GALETTE ROLLS AU THON 5,4</text:p>
      <text:p text:style-name="Standard">6P GALETTE ROLLS AVOCAT CHEESE 4,5</text:p>
      <text:p text:style-name="Standard">6P GALETTE ROLLS CONCOMBRE CHEESE 4,5</text:p>
      <text:p text:style-name="Standard">6P GALETTE ROLLS CREVETTE TEMPURA 6</text:p>
      <text:p text:style-name="Standard"/>
      <text:p text:style-name="Standard">TEMAKI VENDU PAR 1P</text:p>
      <text:p text:style-name="Standard">TEMAKI SAUMON AVOCAT 4</text:p>
      <text:p text:style-name="Standard">TEMAKI THON AVOCAT 4,5</text:p>
      <text:p text:style-name="Standard"><text:soft-page-break/>TEMAKI TATARE DE SAUMON 4,5</text:p>
      <text:p text:style-name="Standard">TEMAKI TATARE THON AVOCAT 5</text:p>
      <text:p text:style-name="Standard">TEMAKI CREVETTE AVOCAT 4,5</text:p>
      <text:p text:style-name="Standard"/>
      <text:p text:style-name="Standard">SASHIMI VENDU SOIT PAR 5 OU PAR 10 </text:p>
      <text:p text:style-name="Standard">SASHIMI SAUMON 4,5/9</text:p>
      <text:p text:style-name="Standard">SASHIMI THON 5,5/11</text:p>
      <text:p text:style-name="Standard">SASHIMI MIXTE (SAUMON ET THON) (10P) 10</text:p>
      <text:p text:style-name="Standard">SASHIMI DAURADE 4,5/9</text:p>
      <text:p text:style-name="Standard">SASHIMI MAQUEREAU 5/10</text:p>
      <text:p text:style-name="Standard"/>
      <text:p text:style-name="Standard">CHIRASHI SAUMON 13,5</text:p>
      <text:p text:style-name="Standard">CHIRASHI THON 14,5</text:p>
      <text:p text:style-name="Standard">CHIRASHI TARTARE SAUMON 14 </text:p>
      <text:p text:style-name="Standard">CHIRASHI TARTARE THON 15</text:p>
      <text:p text:style-name="Standard"/>
      <text:p text:style-name="Standard"/>
      <text:p text:style-name="Standard">LES MENUS (DANS CHAQUE MENU AVEC LES ACCOMPAGNEMENTS : SALADE DE CHOUX ET SOUPE MISO </text:p>
      <text:p text:style-name="Standard">MENU ICHI 10,9</text:p>
      <text:list xml:id="list4289243819781953286" text:style-name="L1">
        <text:list-item>
          <text:p text:style-name="P1">6 CALIFORNIA SAUMON AVOCAT</text:p>
        </text:list-item>
        <text:list-item>
          <text:p text:style-name="P1">SUSHI SAUMON</text:p>
          <text:p text:style-name="P1"><text:s/></text:p>
        </text:list-item>
      </text:list>
      <text:p text:style-name="Standard">MENU NI 10,9</text:p>
      <text:list xml:id="list6086468533415845800" text:style-name="L2">
        <text:list-item>
          <text:p text:style-name="P2">6 CALIFORNIA SAUMON AVOCAT</text:p>
        </text:list-item>
        <text:list-item>
          <text:p text:style-name="P2">6 MAKI SAUMON </text:p>
        </text:list-item>
        <text:list-item>
          <text:p text:style-name="P2">6 SAUMON ROLLS CHEESE</text:p>
        </text:list-item>
      </text:list>
      <text:p text:style-name="Standard"/>
      <text:p text:style-name="Standard">MENU SAN 10,9</text:p>
      <text:list xml:id="list7341712547582441576" text:style-name="L3">
        <text:list-item>
          <text:p text:style-name="P3">6 CALIFORNIA SAUMON AVOCAT</text:p>
        </text:list-item>
        <text:list-item>
          <text:p text:style-name="P3">6 GALETTES SAUMON AVOCAT </text:p>
        </text:list-item>
        <text:list-item>
          <text:p text:style-name="P3">6 MAKI CONCOMBRE</text:p>
        </text:list-item>
      </text:list>
      <text:p text:style-name="Standard"/>
      <text:p text:style-name="Standard">MENU SHI 10,9 </text:p>
      <text:list xml:id="list3699148638100611674" text:style-name="L4">
        <text:list-item>
          <text:p text:style-name="P4">6 CALIFORNIA SURIMI AVOCAT</text:p>
        </text:list-item>
        <text:list-item>
          <text:p text:style-name="P4">3 SUSHI SAUMON </text:p>
        </text:list-item>
        <text:list-item>
          <text:p text:style-name="P4">1 SUSHI THON </text:p>
        </text:list-item>
        <text:list-item>
          <text:p text:style-name="P4">1 SUSHI CREVETTE </text:p>
        </text:list-item>
        <text:list-item>
          <text:p text:style-name="P4">1 SUSHI AVOCAT </text:p>
        </text:list-item>
      </text:list>
      <text:p text:style-name="Standard"/>
      <text:p text:style-name="Standard">MENU GO 10,9</text:p>
      <text:list xml:id="list8120912745380374739" text:style-name="L5">
        <text:list-item>
          <text:p text:style-name="P5">8P SUSHI SAUMON</text:p>
        </text:list-item>
      </text:list>
      <text:p text:style-name="Standard"/>
      <text:p text:style-name="Standard">MENU ROKU 13,50</text:p>
      <text:list xml:id="list57263984633884835" text:style-name="L6">
        <text:list-item>
          <text:p text:style-name="P6">6 CALIFORNIA SAUMON AVOCAT</text:p>
        </text:list-item>
        <text:list-item>
          <text:p text:style-name="P6">6 CALIFORNIA THON AVOCAT </text:p>
        </text:list-item>
        <text:list-item>
          <text:p text:style-name="P6">6 CALIFORNIA POULET AVOCAT </text:p>
        </text:list-item>
      </text:list>
      <text:p text:style-name="Standard"/>
      <text:p text:style-name="Standard">MENU SHICHI 15 </text:p>
      <text:list xml:id="list5003568560554269826" text:style-name="L7">
        <text:list-item>
          <text:p text:style-name="P7">6 CALIFORNIA SAUMON AVOCAT</text:p>
        </text:list-item>
        <text:list-item>
          <text:p text:style-name="P7">3 SUSHI SAUMON </text:p>
        </text:list-item>
        <text:list-item>
          <text:p text:style-name="P7"><text:soft-page-break/>2 SUSHI THON </text:p>
        </text:list-item>
        <text:list-item>
          <text:p text:style-name="P7">2 SUSHI CREVETTE</text:p>
        </text:list-item>
      </text:list>
      <text:p text:style-name="Standard"/>
      <text:p text:style-name="Standard">MENU KU 12,50</text:p>
      <text:list xml:id="list9047055553135556503" text:style-name="L8">
        <text:list-item>
          <text:p text:style-name="P8">4 SUSHI SAUMON</text:p>
        </text:list-item>
        <text:list-item>
          <text:p text:style-name="P8">4 SUSHI THON </text:p>
        </text:list-item>
      </text:list>
      <text:p text:style-name="Standard"/>
      <text:p text:style-name="Standard">RIZ NATURE 2</text:p>
      <text:p text:style-name="Standard">SOUPE MISO 2 </text:p>
      <text:p text:style-name="Standard">SALADE DE CHOUX 2 </text:p>
      <text:p text:style-name="Standard">SALADE D'ALGUES 3,50 </text:p>
      <text:p text:style-name="Standard"/>
      <text:p text:style-name="Standard">DESSERTS</text:p>
      <text:p text:style-name="Standard"/>
      <text:p text:style-name="Standard">2P PERLES DE COCO 3,5</text:p>
      <text:p text:style-name="Standard">LYCHEE 2,50</text:p>
      <text:p text:style-name="Standard">NOUGAT AU SESAME 2</text:p>
      <text:p text:style-name="Standard">GINGEMBRE CONFIT 2</text:p>
      <text:p text:style-name="Standard">2P MOELLEUX AUX CHOCOLAT 3,5 </text:p>
      <text:p text:style-name="Standard"/>
      <text:p text:style-name="Standard">BOISSONS </text:p>
      <text:p text:style-name="Standard"/>
      <text:p text:style-name="Standard">COCA COLA 33 cl 1,7</text:p>
      <text:p text:style-name="Standard">ICE TEA 33 cl 1,7</text:p>
      <text:p text:style-name="Standard">ORANGINA 33 cl 1,7</text:p>
      <text:p text:style-name="Standard">PERRIER 33 cl 1,7</text:p>
      <text:p text:style-name="Standard"/>
      <text:p text:style-name="Standard">BIERE ASAHI 33 cl 3</text:p>
      <text:p text:style-name="Standard">BIERE TSINGTAO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e </meta:initial-creator>
    <meta:creation-date>2016-12-01T19:53:57.09</meta:creation-date>
    <dc:date>2016-12-05T20:05:42.40</dc:date>
    <dc:creator>Christiane </dc:creator>
    <meta:editing-duration>PT30M5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4" meta:paragraph-count="157" meta:word-count="726" meta:character-count="3850"/>
  </office:meta>
</office:document-meta>
</file>